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979cm" style:auto-text-indent="false"/>
    </style:style>
    <style:style style:name="P2" style:family="paragraph" style:parent-style-name="Standard">
      <style:paragraph-properties fo:margin-left="0cm" fo:margin-right="0cm" fo:text-indent="0.953cm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iki: Todos a bordo! </text:p>
      <text:p text:style-name="Standard"/>
      <text:p text:style-name="P1">Sabe que, para variar, a coisa mais complicada para mim é saber como começar um texto. Ou melhor, como começar bem um texto. Já tenho sete inícios diferentes para este artigo, mas nenhum deles me agradou. Sinto o poder da persistência dominando meus dedos. Uma vez escrito e publicado, não se altera. E se eu estiver falando besteira? E se não gostarem? Meu, daqui a 5 meses vou ler este artigo novamente e vou achar um lixo. É uma pena que ainda não inventaram o wikipaper. Seria uma boa. Hum... Wiki? Persistência? Tá aí, MUDANÇA!</text:p>
      <text:p text:style-name="P2">Imaginem um mundo onde as pessoas não tem medo de opinar, de criticar e de mudar as coisas. Um mundo onde a censura sequer é lembrada. Agora volte para a realidade. Apresento-lhes o conceito de Wiki, criado por Ward Cunningham em 1994. Inicialmente, os sitemas conhecidos como WikiWikiWeb, foram criados com o objetivo de trocar idéias livremente entre programadores. Ward sonhava com um desenvolvimento incremental e prazeroso do conhecimento. Pequenas contribuições, realizadas em um software simples e associado a motivação dos próprios usuários, criariam grandes repositórios de informação, de idéias. 10 anos mais tarde podemos ver que a ideologia Wiki, extrapolou os limites da informática e se firma como principal referência seguindo as orientações de seu criador. <text:s/></text:p>
      <text:p text:style-name="P2">Podemos comparar o modelo de publicação tradicional com o modelo Wiki. Enquanto de um lado o conhecimento da publicação é proveniente de uma única pessoa e passou por apenas um período de revisão, no outro lado, a fonte de informação é um grupo de pessoas e há revisões frequentemente. O grupo de pessoas e a quantidade de revisões é tão numerosos quanto a popularidade do tema e o interesse do público. Diferente do modelo tradicional, o conteúdo de um Wiki nunca pára no tempo. Sempre sofre atualizações. Muitas vezes sem sequer o autor original tomar conhecimento da mudança. Isso é ruim? Não, não se preocupe. Alguém irá revisar. Mesmo assim, o único ponto semelhante nas duas abordagens é a responsabilidade de quem escreve. Como o texto é público, ninguém quer ser tachado de ignorante. </text:p>
      <text:p text:style-name="P2">Em relação aos sistemas Wiki, a Wikipedia traz uma lista enorme de possibilidades: <text:a xlink:type="simple" xlink:href="http://en.wikipedia.org/wiki/Comparison_of_wiki_software">http://en.wikipedia.org/wiki/Comparison_of_wiki_software</text:a>. Cada um deles possui características técnicas prós e contras. No entanto poucos podem fugir do jargão YAW (Yet Another Wiki). Um deles é o Priki, o Wiki Prevalente. </text:p>
      <text:h text:style-name="Heading_20_1" text:outline-level="1">Priki</text:h>
      <text:p text:style-name="P2">O Priki foi concebido seguindo duas idéias fundamentais: (i) Nada de wikilanguage, bbcode, html ou qualquer sistema de escrita orientado a tags; (ii) O wiki deve ser inteligente o suficiente para criar conexões entre as páginas, formando uma grande rede de informação. Ou seja, o Priki tenta remover ainda mais o trabalho do editor, utilizando os recursos da Web 2.0 e algumas heurísticas.</text:p>
      <text:p text:style-name="P2">O usuário não necessita aprender uma nova linguagem ou entrar em páginas de help, para criar boas páginas. Da mesma forma, não faz sentido o usuário ter que informar quando o Wiki deve, ou não, referenciar uma página. Normalmente as palavras juntas com duas ou mais letras em maiúsculo representam uma referência, por exemplo: ModeloDeNegócio. No entanto, por diversos motivos, não é legal ter que escrever grudado, infringindo as leis do bom português. Também não é interessante ter que digitar, para cada referência, quatro colchetes: [[Modelo De Negócio]] – outra forma comum dos softwares Wiki saberem que a página deve ser linkada. Seria mais interessante que o Wiki criasse o link para a página Modelo De Negócio automaticamente a cada vez que a sentença “Modelo De Negócio” fosse encontrada. Isso em posts que já foram escritos e nos novos que ainda serão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 tamanho deste grupo que doa conhecimento é diretamente proporcional ao volume de pessoas interessadas nele, </text:p>
      <text:p text:style-name="P2"><text:s/>A fonte da informação deixa de ser apenas uma pessoa. Há revisões frequentemente. </text:p>
      <text:p text:style-name="P2"/>
      <text:p text:style-name="P2"><text:s/></text:p>
      <text:p text:style-name="P2"/>
      <text:p text:style-name="P2"/>
      <text:p text:style-name="P2"><text:s/>O WikiWikiWeb (<text:a xlink:type="simple" xlink:href="http://en.wikipedia.org/wiki/WikiWikiWeb">http://en.wikipedia.org/wiki/WikiWikiWeb</text:a> ), criado por Ward Cunningham em 1994, </text:p>
      <text:p text:style-name="P2"/>
      <text:p text:style-name="P2"><text:s/>com objetivo de </text:p>
      <text:p text:style-name="P2"/>
      <text:p text:style-name="P2">Sua fama, dá-se pelo fato de ser um software simples, que é capaz de associar diferentes conteúdos e disponibilizá-los na Web. Tudo isso sem trazer nenhum trabalho extra ao editor. </text:p>
      <text:p text:style-name="P2"/>
      <text:p text:style-name="P2"/>
      <text:p text:style-name="P2">O que antes era um simples programinha, hoje a idéia de Cunningham é utilizada em diferentes sites nas mais diversas áreas. </text:p>
      <text:p text:style-name="P2"/>
      <text:p text:style-name="P2"/>
      <text:p text:style-name="P2"/>
      <text:p text:style-name="P2"/>
      <text:p text:style-name="P2">a Internet. Um mundo anárquico por concepção, mas organizado pela livre expressão. É nele que qualquer pessoa se sente com poder e influência suficiente para mudar, opinar e discutir sem sentir qualquer opressão. </text:p>
      <text:p text:style-name="P2"/>
      <text:p text:style-name="P2">Não há presidente, entidades jurídicas ou punições. Provavelmente seria um caos, certo? Errado. Apresento-lhes a Internet. Um mundo anárquico por concepção, mas organizado pela livre expressão. Como em qualquer outro mundo, existem pessoas boas e más, as que possuem caráter e aquelas que estão ali apenas por diversão. </text:p>
      <text:p text:style-name="P2"/>
      <text:p text:style-name="P2">É nela que cada um de nós sente o gosto da liberdade. Escrevemos o que queremos, sem qualquer sensura. </text:p>
      <text:p text:style-name="P2"/>
      <text:p text:style-name="P2">Liberdade de falar o que, quando e como quiser. A liberdade para poder julgar e ser julgado. </text:p>
      <text:p text:style-name="Standard"/>
      <text:p text:style-name="Standard">Imagine um bebê. Protegido, ainda, pela barriga de sua mãe. Frágil. </text:p>
      <text:p text:style-name="Standard"/>
      <text:p text:style-name="Standard">Todos nós temos um sonho. Alguns almejam riqueza, poder e alta sociedade. Subir de nível dizem eles. Outros, tentam atingir a tão sonhada realização profissional. Há também aqueles que </text:p>
      <text:p text:style-name="Standard"/>
      <text:p text:style-name="Standard"/>
      <text:p text:style-name="Standard">Nos últimos anos um forte aliado do mundo open source tem sido destaque em diversas partes do mundo, a Wikipedia. Com conteúdo aberto e a mesma confiabilidade da enciclopédia Britannica (<text:a xlink:type="simple" xlink:href="http://pt.wikipedia.org/wiki/Enciclopédia_Britannica">http://pt.wikipedia.org/wiki/Enciclop%C3%A9dia_Britannica</text:a> ), a Wikipedia tornou-se um refúgio comum para os ignorantes. </text:p>
      <text:p text:style-name="Standard"/>
      <text:p text:style-name="Standard">referência fiel, praticamente uma sala de aula. <text:s/></text:p>
      <text:p text:style-name="Standard"/>
      <text:p text:style-name="Standard">O que favoreceu todo esse movimento em prol de um conhecimento livre, foi um conceito chamado WikiWikiWeb </text:p>
      <text:p text:style-name="Standard"/>
      <text:p text:style-name="Standard">http://en.wikipedia.org/wiki/WikiWikiWeb </text:p>
      <text:p text:style-name="Standard"/>
      <text:p text:style-name="Standard">, criado por Ward Cunningham </text:p>
      <text:p text:style-name="Standard"/>
      <text:p text:style-name="Standard">http://en.wikipedia.org/wiki/Ward_Cunningham </text:p>
      <text:p text:style-name="Standard"/>
      <text:p text:style-name="Standard">em 1994 com objetivo de trocar idéias entre programadores. Sua fama, dá-se pelo fato de ser um software simples, que é capaz de associar diferentes conteúdos e disponibilizá-los na Web. Tudo sem dar trabalho extra ao editor. O que antes era um simples programinha, hoje a idéia de Cunningham é utilizada em diferentes sites nas mais diversas áreas. </text:p>
      <text:p text:style-name="Standard"/>
      <text:p text:style-name="Standard">Existem vários softwares que implementam a idéia de Cunningham, dos mais básicos aos cheios de \textit{features}. Eles são conhecidos como Wiki portals, Wiki Engines ou simplesmente implementações de Wiki. </text:p>
      <text:p text:style-name="Standard"/>
      <text:p text:style-name="Standard">http://en.wikipedia.org/wiki/Comparison_of_wiki_softw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Vitor Pamplona</meta:initial-creator>
    <meta:creation-date>2007-04-30T23:11:23</meta:creation-date>
    <dc:creator>Vitor Pamplona</dc:creator>
    <dc:date>2007-05-08T00:12:27</dc:date>
    <dc:language>pt-BR</dc:language>
    <meta:editing-cycles>7</meta:editing-cycles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0" meta:word-count="1040" meta:character-count="6467"/>
  </office:meta>
</office:document-meta>
</file>